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>
            <text:p>If the file name is specified for compare operation the file details will be displayed here.</text:p>
          </table:table-cell>
        </table:table-row>
        <table:table-row table:style-name="ro1">
          <table:table-cell/>
          <table:table-cell office:value-type="string">
            <text:p>By clicking this button we can choose the file to compare.</text:p>
          </table:table-cell>
        </table:table-row>
        <table:table-row table:style-name="ro1">
          <table:table-cell/>
          <table:table-cell office:value-type="string">
            <text:p>If we want to use the git as a file source “Use Git” check box should be selected.</text:p>
          </table:table-cell>
        </table:table-row>
        <table:table-row table:style-name="ro2">
          <table:table-cell/>
          <table:table-cell office:value-type="string">
            <text:p>By clicking “Git configuration “ button,we can provide the git <text:span text:style-name="T1">information for file one.</text:span></text:p>
          </table:table-cell>
        </table:table-row>
        <table:table-row table:style-name="ro2">
          <table:table-cell/>
          <table:table-cell office:value-type="string">
            <text:p>By clicking “Git configuration 2 “ button,we can provide the git <text:span text:style-name="T1">information for file two.</text:span></text:p>
          </table:table-cell>
        </table:table-row>
        <table:table-row table:style-name="ro2">
          <table:table-cell/>
          <table:table-cell office:value-type="string">
            <text:p>By clicking “Git configuration “ button,A git configuration dialog box will appear,In that dialog,We will provide our git <text:span text:style-name="T1">information for file two.</text:span>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After providing the file information click the compare button to do <text:span text:style-name="T1">Comparison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ere the Compared result will be displayed in this area.</text:p>
          </table:table-cell>
        </table:table-row>
        <table:table-row table:style-name="ro2">
          <table:table-cell/>
          <table:table-cell office:value-type="string">
            <text:p>The line <text:span text:style-name="T1">highlighted</text:span> with green <text:span text:style-name="T1">Indicates</text:span> the Newly added <text:s/>line in file two.</text:p>
          </table:table-cell>
        </table:table-row>
        <table:table-row table:style-name="ro2">
          <table:table-cell/>
          <table:table-cell office:value-type="string">
            <text:p>The line <text:span text:style-name="T1">highlighted</text:span> with red <text:span text:style-name="T1">Indicates</text:span> the deleted <text:s/>line in file two.</text:p>
          </table:table-cell>
        </table:table-row>
        <table:table-row table:style-name="ro1">
          <table:table-cell/>
          <table:table-cell office:value-type="string">
            <text:p>The line with white background exits in both file one and file two. 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he Highlighted lines are ends with + and – Icons. While clicking <text:span text:style-name="T2">- </text:span>icon in the line that line will be removed from the merged file. By clicking + icon in the line that line will get added to the merged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Edit button will allow you to edit the compared file Content in a text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ownload button will allow you to download the final modified comparison result in a file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By checking this and click compare button .The Comparison will takes place Without case <text:span text:style-name="T1">sensitive.</text:span></text:p>
          </table:table-cell>
        </table:table-row>
        <table:table-row table:style-name="ro1">
          <table:table-cell/>
          <table:table-cell office:value-type="string">
            <text:p>By checking this check box and press compare button .The Space changes will get ignored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Enter your <text:s/>private access token.</text:p>
          </table:table-cell>
        </table:table-row>
        <table:table-row table:style-name="ro2">
          <table:table-cell/>
          <table:table-cell office:value-type="string">
            <text:p>Enter the Git IP/Host name Ex: <text:a xlink:href="https://192.162.41.136/">https://192.162.41.136</text:a> OR <text:a xlink:href="https://ecgit.com/">https://ecgit.com</text:a></text:p>
          </table:table-cell>
        </table:table-row>
        <table:table-row table:style-name="ro1">
          <table:table-cell/>
          <table:table-cell office:value-type="string">
            <text:p>Enter your project Id.</text:p>
          </table:table-cell>
        </table:table-row>
        <table:table-row table:style-name="ro1">
          <table:table-cell/>
          <table:table-cell office:value-type="string">
            <text:p>Enter your branch.</text:p>
          </table:table-cell>
        </table:table-row>
        <table:table-row table:style-name="ro1">
          <table:table-cell/>
          <table:table-cell office:value-type="string">
            <text:p>Enter the file Path.</text:p>
          </table:table-cell>
        </table:table-row>
        <table:table-row table:style-name="ro1">
          <table:table-cell/>
          <table:table-cell office:value-type="string">
            <text:p>After entering the git information press save button to reflect in the main screen and validate the given values.</text:p>
          </table:table-cell>
        </table:table-row>
        <table:table-row table:style-name="ro1">
          <table:table-cell/>
          <table:table-cell office:value-type="string">
            <text:p>If you have provide the details of Git version less than 11.Please check this check box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The red Marks In the Slider will Indicates the position of changes. By clicking the we can directly traverse to the Changes.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his Text area holds the compared file output ,We can edit this output and download as a file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Clear button will clear the output displayed the text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lose button will close this text area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2/24/2019</text:date>, <text:time>21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0:37:35.22</meta:creation-date>
    <dc:date>2019-02-24T21:44:32.22</dc:date>
    <meta:editing-duration>PT18M41S</meta:editing-duration>
    <meta:editing-cycles>2</meta:editing-cycles>
    <meta:generator>OpenOffice/4.1.6$Win32 OpenOffice.org_project/416m1$Build-9790</meta:generator>
    <meta:document-statistic meta:table-count="3" meta:cell-count="27" meta:object-count="0"/>
  </office:meta>
</office:document-meta>
</file>